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8pt" officeooo:rsid="001b9013" officeooo:paragraph-rsid="001b9013" style:font-size-asian="28pt" style:font-size-complex="2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Create a New Person (Rob)</text:p>
      <text:p text:style-name="P1">- <text:s/>Rob should be visible in All People</text:p>
      <text:p text:style-name="P1"/>
      <text:p text:style-name="P1"/>
      <text:p text:style-name="P1"/>
      <text:p text:style-name="P1"/>
      <text:p text:style-name="P1"/>
      <text:p text:style-name="P1">2. Create a New Pet (Hazel)</text:p>
      <text:p text:style-name="P1">- Hazel should be visible in All Pets</text:p>
      <text:p text:style-name="P1"/>
      <text:p text:style-name="P1"/>
      <text:p text:style-name="P1"/>
      <text:p text:style-name="P1"/>
      <text:p text:style-name="P1"/>
      <text:p text:style-name="P1"/>
      <text:p text:style-name="P1">3. Make Rob caretaker of Hazel</text:p>
      <text:p text:style-name="P1">- Hazel should be visible in Rob’s Pets</text:p>
      <text:p text:style-name="P1">- Hazel should not be available to be added as a Pet for another person</text:p>
      <text:p text:style-name="P1"/>
      <text:p text:style-name="P1"/>
      <text:p text:style-name="P1"><text:soft-page-break/>4. Make Rob no longer Hazel’s caretaker</text:p>
      <text:p text:style-name="P1">- Hazel should be removed from Rob’s List of Pets</text:p>
      <text:p text:style-name="P1">- Hazel should be available to be added as another Person’s Pe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5. Modify Rob</text:p>
      <text:p text:style-name="P1">- Updates should be visible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6. Modify Hazel</text:p>
      <text:p text:style-name="P1">- Updates should be visible</text:p>
      <text:p text:style-name="P1"/>
      <text:p text:style-name="P1"/>
      <text:p text:style-name="P1"/>
      <text:p text:style-name="P1"/>
      <text:p text:style-name="P1"/>
      <text:p text:style-name="P1">7. Make Rob Hazel’s caretaker again</text:p>
      <text:p text:style-name="P1"/>
      <text:p text:style-name="P1"/>
      <text:p text:style-name="P1"/>
      <text:p text:style-name="P1"/>
      <text:p text:style-name="P1"/>
      <text:p text:style-name="P1"/>
      <text:p text:style-name="P1">8. Make George Washington caretaker for Billy the Whale and Marlo the Sheep.</text:p>
      <text:p text:style-name="P1"/>
      <text:p text:style-name="P1"/>
      <text:p text:style-name="P1"/>
      <text:p text:style-name="P1"/>
      <text:p text:style-name="P1"/>
      <text:p text:style-name="P1"><text:soft-page-break/>9. Delete Pet Hazel</text:p>
      <text:p text:style-name="P1">- Hazel is no longer in list of All Pets</text:p>
      <text:p text:style-name="P1">- Hazel is removed from Rob’s Pets</text:p>
      <text:p text:style-name="P1"/>
      <text:p text:style-name="P1"/>
      <text:p text:style-name="P1"/>
      <text:p text:style-name="P1"/>
      <text:p text:style-name="P1"/>
      <text:p text:style-name="P1"/>
      <text:p text:style-name="P1">10. Delete Person George Washington</text:p>
      <text:p text:style-name="P1">- George is no longer in list of All People</text:p>
      <text:p text:style-name="P1">- Billy and Marlo are now available for other People to claim as their pe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New Sung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New Sung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2:13:50.635682245</meta:creation-date>
    <dc:date>2017-11-25T13:54:53.817957351</dc:date>
    <meta:editing-duration>PT1H1M45S</meta:editing-duration>
    <meta:editing-cycles>2</meta:editing-cycles>
    <meta:generator>LibreOffice/5.4.3.2$Linux_X86_64 LibreOffice_project/40m0$Build-2</meta:generator>
    <meta:document-statistic meta:table-count="0" meta:image-count="0" meta:object-count="0" meta:page-count="4" meta:paragraph-count="22" meta:word-count="172" meta:character-count="861" meta:non-whitespace-character-count="710"/>
  </office:meta>
</office:document-meta>
</file>